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14"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19" style:family="table-cell" style:parent-style-name="CalcBoxBottom"/>
    <style:style style:name="ce20"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2" style:family="table-cell" style:parent-style-name="CalcResultScientific"/>
    <style:style style:name="ce23"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Input">
      <style:map style:condition="cell-content()&lt;0" style:apply-style-name="CalcError" style:base-cell-address="Satellite.C29"/>
    </style:style>
    <style:style style:name="ce26" style:family="table-cell" style:parent-style-name="Calc">
      <style:map style:condition="cell-content()&lt;0" style:apply-style-name="CalcError" style:base-cell-address="Satellite.C29"/>
    </style:style>
    <style:style style:name="ce99" style:family="table-cell" style:parent-style-name="CalcResultScientific"/>
    <style:style style:name="ce30" style:family="table-cell" style:parent-style-name="CalcResult"/>
    <style:style style:name="ce101" style:family="table-cell" style:parent-style-name="Calc">
      <style:text-properties style:font-name="DejaVu Sans2" style:font-name-asian="DejaVu Sans2" style:font-name-complex="DejaVu Sans2"/>
    </style:style>
    <style:style style:name="ce32" style:family="table-cell" style:parent-style-name="Calc">
      <style:map style:condition="cell-content()&lt;0" style:apply-style-name="CalcError" style:base-cell-address="Compact.C10"/>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37" style:family="table-cell" style:parent-style-name="Calc"/>
    <style:style style:name="ce39"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3" style:font-name-asian="DejaVu Sans3" style:font-name-complex="DejaVu Sans3"/>
    </style:style>
    <style:style style:name="ce43" style:family="table-cell" style:parent-style-name="Calc">
      <style:text-properties style:font-name="DejaVu Sans3" style:font-name-complex="DejaVu Sans3"/>
    </style:style>
    <style:style style:name="ce106" style:family="table-cell" style:parent-style-name="CalcResultScientific"/>
    <style:style style:name="ce45" style:family="table-cell" style:parent-style-name="Calc"/>
    <style:style style:name="ce46" style:family="table-cell" style:parent-style-name="CalcResult"/>
    <style:style style:name="ce47" style:family="table-cell" style:parent-style-name="CalcBoxBottom"/>
    <style:style style:name="ce48" style:family="table-cell" style:parent-style-name="CalcResultScientific"/>
    <style:style style:name="ce49" style:family="table-cell" style:parent-style-name="CalcResult"/>
    <style:style style:name="ce50" style:family="table-cell" style:parent-style-name="CalcResult"/>
    <style:style style:name="ce51" style:family="table-cell" style:parent-style-name="Inpu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5" style:family="table-cell" style:parent-style-name="CalcBoxBottom"/>
    <style:style style:name="ce56" style:family="table-cell" style:parent-style-name="CalcResult"/>
    <style:style style:name="ce57" style:family="table-cell" style:parent-style-name="CalcResultScientific"/>
    <style:style style:name="ce58" style:family="table-cell" style:parent-style-name="CalcResult"/>
    <style:style style:name="ce59" style:family="table-cell" style:parent-style-name="CalcResult" style:data-style-name="N0"/>
    <style:style style:name="ce60" style:family="table-cell" style:parent-style-name="CalcResultScientific"/>
    <style:style style:name="ce61" style:family="table-cell" style:parent-style-name="CalcResult"/>
    <style:style style:name="ce147" style:family="table-cell" style:parent-style-name="CalcSeparator"/>
    <style:style style:name="ce63" style:family="table-cell" style:parent-style-name="Calc"/>
    <style:style style:name="ce64" style:family="table-cell" style:parent-style-name="CalcBoxBottom"/>
    <style:style style:name="ce150" style:family="table-cell" style:parent-style-name="Calc" style:data-style-name="N0"/>
    <style:style style:name="ce66" style:family="table-cell" style:parent-style-name="CalcBoxBottom" style:data-style-name="N0"/>
    <style:style style:name="ce67" style:family="table-cell" style:parent-style-name="Input">
      <style:map style:condition="cell-content()&lt;0" style:apply-style-name="CalcError" style:base-cell-address="Travel.C25"/>
    </style:style>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71"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Pag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age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Page</text:p>
          </table:table-cell>
          <table:table-cell office:value-type="string" calcext:value-type="string">
            <text:p>This pag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number-rows-repeated="104854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ec</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ec</text:p>
          </table:table-cell>
          <table:table-cell table:style-name="ConstantLabel"/>
          <table:table-cell table:style-name="ConstantValueScientific"/>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3">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9"/>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0"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2"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3"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3" table:formula="of:=FIXED([.G44]; 1)" office:value-type="string" office:string-value="254,0" calcext:value-type="string">
            <text:p>254,0</text:p>
          </table:table-cell>
          <table:table-cell table:style-name="Calc" office:value-type="string" calcext:value-type="string">
            <text:p>K or</text:p>
          </table:table-cell>
          <table:table-cell table:style-name="ce23"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3" table:formula="of:=FIXED([.G45]; 1)" office:value-type="string" office:string-value="287,5" calcext:value-type="string">
            <text:p>287,5</text:p>
          </table:table-cell>
          <table:table-cell table:style-name="Calc" office:value-type="string" calcext:value-type="string">
            <text:p>K or</text:p>
          </table:table-cell>
          <table:table-cell table:style-name="ce23"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3"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3"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3"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3"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3"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3"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20"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20"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5"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2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0" table:formula="of:=COM.MICROSOFT.CONCAT(FIXED([.E32]; 0); &quot;d &quot;; [.F32]; &quot;h &quot;; [.G32]; &quot;m &quot;; [.H32]; &quot;s&quot;)" office:value-type="string" office:string-value="27d 10h 50m 39s" calcext:value-type="string">
            <text:p>27d 10h 50m 39s</text:p>
          </table:table-cell>
          <table:table-cell table:style-name="ce26"/>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7"/>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39"/>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6"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6"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49"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47"/>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0"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 of neut. matter:</text:p>
          </table:table-cell>
          <table:table-cell table:style-name="ce48" table:formula="of:=[.G28]" office:value-type="float" office:value="4.8E+017" calcext:value-type="float">
            <text:p>4,80E+17</text:p>
          </table:table-cell>
          <table:table-cell table:style-name="Calc" office:value-type="string" calcext:value-type="string">
            <text:p>kg, corresponding to</text:p>
          </table:table-cell>
          <table:table-cell table:style-name="ce48" table:formula="of:=[.G28] / 1000" office:value-type="float" office:value="480000000000000" calcext:value-type="float">
            <text:p>4,80E+14</text:p>
          </table:table-cell>
          <table:table-cell table:style-name="Calc" office:value-type="string" calcext:value-type="string">
            <text:p>t</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Released energy:</text:p>
          </table:table-cell>
          <table:table-cell table:style-name="ce48" table:formula="of:=[.G30]"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9">
          <table:table-cell/>
          <table:table-cell table:style-name="Calc"/>
          <table:table-cell table:style-name="ce48" table:formula="of:=IF([.G31] &lt; 10^9; FIXED([.G31]; 2); [.G31])" office:value-type="float" office:value="793650793650794" calcext:value-type="float">
            <text:p>7,94E+14</text:p>
          </table:table-cell>
          <table:table-cell table:style-name="ce82" office:value-type="string" calcext:value-type="string">
            <text:p>× Hiroshima bomb or</text:p>
          </table:table-cell>
          <table:table-cell table:style-name="ce48" table:formula="of:=IF([.H31] &lt; 10^9; FIXED([.H31]; 2); [.H31])"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0] / EnergyHiroshimaBomb" office:value-type="float" office:value="793650793650794" calcext:value-type="float">
            <text:p>793650793650794</text:p>
          </table:table-cell>
          <table:table-cell table:style-name="InterimResult" table:formula="of:=[.G30] / EnergyTsarBomba" office:value-type="float" office:value="238095238095.238" calcext:value-type="float">
            <text:p>238095238095,238</text:p>
          </table:table-cell>
          <table:table-cell table:number-columns-repeated="56"/>
        </table:table-row>
        <table:table-row table:style-name="ro9">
          <table:table-cell/>
          <table:table-cell table:style-name="Calc"/>
          <table:table-cell table:style-name="ce48" table:formula="of:=IF([.G32] &lt; 10^9; FIXED([.G32]; 2); [.G32])"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8" table:formula="of:=IF([.H32] &lt; 10^9; FIXED([.H32]; 2); [.H32])" office:value-type="string" office:string-value="5.000,00" calcext:value-type="string">
            <text:p>5.000,00</text:p>
          </table:table-cell>
          <table:table-cell table:style-name="ce82" office:value-type="string" calcext:value-type="string">
            <text:p>× major solar flare or</text:p>
          </table:table-cell>
          <table:table-cell table:style-name="InterimResult" table:formula="of:=[.G30] / EnergyChicxulub" office:value-type="float" office:value="116279.069767442" calcext:value-type="float">
            <text:p>116279,069767442</text:p>
          </table:table-cell>
          <table:table-cell table:style-name="InterimResult" table:formula="of:=[.G30] / EnergySolarFlare" office:value-type="float" office:value="5000" calcext:value-type="float">
            <text:p>5000</text:p>
          </table:table-cell>
          <table:table-cell table:number-columns-repeated="56"/>
        </table:table-row>
        <table:table-row table:style-name="ro4">
          <table:table-cell/>
          <table:table-cell table:style-name="Calc"/>
          <table:table-cell table:style-name="ce48" table:formula="of:=IF([.G33] &lt; 10^9; FIXED([.G33]; 2); [.G33])" office:value-type="string" office:string-value="0,40" calcext:value-type="string">
            <text:p>0,40</text:p>
          </table:table-cell>
          <table:table-cell table:style-name="ce96" office:value-type="string" calcext:value-type="string">
            <text:p>× Moon destruction or</text:p>
          </table:table-cell>
          <table:table-cell table:style-name="ce48" table:formula="of:=IF([.H33] &lt; 10^9; FIXED([.H33]; 2); [.H33])" office:value-type="string" office:string-value="0,00" calcext:value-type="string">
            <text:p>0,00</text:p>
          </table:table-cell>
          <table:table-cell table:style-name="ce96" office:value-type="string" calcext:value-type="string">
            <text:p>× Earth destruction or</text:p>
          </table:table-cell>
          <table:table-cell table:style-name="InterimResult" table:formula="of:=[.G30] / EnergyMoonDestruction" office:value-type="float" office:value="0.403225806451613" calcext:value-type="float">
            <text:p>0,403225806451613</text:p>
          </table:table-cell>
          <table:table-cell table:style-name="InterimResult" table:formula="of:=[.G30] / EnergyEarthDestruction" office:value-type="float" office:value="0.000223214285714286" calcext:value-type="float">
            <text:p>0,000223214285714</text:p>
          </table:table-cell>
          <table:table-cell table:number-columns-repeated="56"/>
        </table:table-row>
        <table:table-row table:style-name="ro4">
          <table:table-cell/>
          <table:table-cell table:style-name="Calc"/>
          <table:table-cell table:style-name="ce48" table:formula="of:=IF([.G34] &lt; 10^9; FIXED([.G34]; 2); [.G34])" office:value-type="string" office:string-value="0,00" calcext:value-type="string">
            <text:p>0,00</text:p>
          </table:table-cell>
          <table:table-cell table:style-name="ce96" office:value-type="string" calcext:value-type="string">
            <text:p>× Jupiter destruction or</text:p>
          </table:table-cell>
          <table:table-cell table:style-name="ce48" table:formula="of:=IF([.H34] &lt; 10^9; FIXED([.H34]; 2); [.H34])" office:value-type="string" office:string-value="0,00" calcext:value-type="string">
            <text:p>0,00</text:p>
          </table:table-cell>
          <table:table-cell table:style-name="ce96" office:value-type="string" calcext:value-type="string">
            <text:p>× Sun destruction</text:p>
          </table:table-cell>
          <table:table-cell table:style-name="InterimResult" table:formula="of:=[.G30] / EnergyJupiterDestruction" office:value-type="float" office:value="0.0000000245098039215686" calcext:value-type="float">
            <text:p>2,45098039215686E-08</text:p>
          </table:table-cell>
          <table:table-cell table:style-name="InterimResult" table:formula="of:=[.G30]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28 Impact.C30:Impact.C34 Impact.E26:Impact.E26 Impact.E28:Impact.E28 Impact.E31:Impact.E34">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1"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1" office:value-type="float" office:value="1" calcext:value-type="float">
            <text:p>1</text:p>
          </table:table-cell>
          <table:table-cell table:style-name="Calc" office:value-type="string" calcext:value-type="string">
            <text:p>g, or</text:p>
          </table:table-cell>
          <table:table-cell table:style-name="ce56"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5"/>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7"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7"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9"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0"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1"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3"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6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3"/>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1"/>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4"/>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67"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67"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18:50:41.38898885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16" meta:object-count="0"/>
  </office:meta>
</office:document-meta>
</file>